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JXPathSelectionList.getDat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JXPathSelectionList.generateSaxFragment( ContentHandler contentHandler , Locale local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FlowJXPathSelectionList.FlowJXPathSelectionList( Context context , String listPath , String valuePath , String labelPath , Datatype dat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lowJXPathSelectionList.FlowJXPathSelectionList( Object model , String valuePath , String labelPath , Datatype dat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